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is" fo:country="IS"/>
    </style:style>
    <style:style style:name="P2" style:parent-style-name="ListParagraph" style:list-style-name="LFO1" style:family="paragraph">
      <style:text-properties fo:language="is" fo:country="IS"/>
    </style:style>
    <style:style style:name="P3" style:parent-style-name="ListParagraph" style:list-style-name="LFO1" style:family="paragraph">
      <style:text-properties fo:language="is" fo:country="IS"/>
    </style:style>
    <style:style style:name="P4" style:parent-style-name="ListParagraph" style:list-style-name="LFO1" style:family="paragraph">
      <style:text-properties fo:language="is" fo:country="IS"/>
    </style:style>
    <style:style style:name="P5" style:parent-style-name="ListParagraph" style:list-style-name="LFO1" style:family="paragraph">
      <style:text-properties fo:language="is" fo:country="IS"/>
    </style:style>
    <style:style style:name="P6" style:parent-style-name="ListParagraph" style:list-style-name="LFO1" style:family="paragraph">
      <style:text-properties fo:language="is" fo:country="IS"/>
    </style:style>
    <style:style style:name="P7" style:parent-style-name="ListParagraph" style:list-style-name="LFO1" style:family="paragraph">
      <style:text-properties fo:language="is" fo:country="IS"/>
    </style:style>
    <style:style style:name="P8" style:parent-style-name="ListParagraph" style:list-style-name="LFO1" style:family="paragraph">
      <style:text-properties fo:language="is" fo:country="IS"/>
    </style:style>
    <style:style style:name="P9" style:parent-style-name="ListParagraph" style:list-style-name="LFO1" style:family="paragraph">
      <style:text-properties fo:language="is" fo:country="IS"/>
    </style:style>
    <style:style style:name="P10" style:parent-style-name="ListParagraph" style:list-style-name="LFO1" style:family="paragraph">
      <style:text-properties fo:language="is" fo:country="IS"/>
    </style:style>
    <style:style style:name="P11" style:parent-style-name="ListParagraph" style:list-style-name="LFO1" style:family="paragraph">
      <style:text-properties fo:language="is" fo:country="IS"/>
    </style:style>
    <style:style style:name="P12" style:parent-style-name="ListParagraph" style:list-style-name="LFO1" style:family="paragraph">
      <style:text-properties fo:language="is" fo:country="IS"/>
    </style:style>
    <style:style style:name="P13" style:parent-style-name="ListParagraph" style:list-style-name="LFO1" style:family="paragraph">
      <style:text-properties fo:language="is" fo:country="IS"/>
    </style:style>
    <style:style style:name="P14" style:parent-style-name="ListParagraph" style:list-style-name="LFO1" style:family="paragraph">
      <style:text-properties fo:language="is" fo:country="IS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language="is" fo:country="IS"/>
    </style:style>
    <style:style style:name="T17" style:parent-style-name="DefaultParagraphFont" style:family="text">
      <style:text-properties fo:language="is" fo:country="IS"/>
    </style:style>
  </office:automatic-styles>
  <office:body>
    <office:text text:use-soft-page-breaks="true">
      <text:list text:style-name="LFO1" text:continue-numbering="true">
        <text:list-item>
          <text:p text:style-name="P1">A<text:s/></text:p>
          <text:list text:continue-numbering="true">
            <text:list-item>
              <text:p text:style-name="P2">Hann er uppfullur af von og astridu</text:p>
            </text:list-item>
            <text:list-item>
              <text:p text:style-name="P3">Hann talar um a islendingar eigi ekki ad vera vonarvaldi</text:p>
            </text:list-item>
            <text:list-item>
              <text:p text:style-name="P4">Hann talar um einstaklings framtakid</text:p>
            </text:list-item>
            <text:list-item>
              <text:p text:style-name="P5">Hun talar er a moti ollu sem forverar hennar eru ad segja</text:p>
            </text:list-item>
          </text:list>
        </text:list-item>
        <text:list-item>
          <text:p text:style-name="P6">Fundurinn endar med slagsmalum tar sem hun lemur Katrinus til ad verja Arnald</text:p>
        </text:list-item>
        <text:list-item>
          <text:p text:style-name="P7">Tetta er flokid, honum finnst hun vera mjog sterk kona og ser hanta fyrir ser sem valkyrju i Russlandi</text:p>
        </text:list-item>
        <text:list-item>
          <text:p text:style-name="P8">Tar eru allar tilfinningarbar ssem hun fann tegar ntau voru yngri</text:p>
        </text:list-item>
        <text:list-item>
          <text:p text:style-name="P9">Tau rifja upp gomlu timana of jolin</text:p>
        </text:list-item>
        <text:list-item>
          <text:p text:style-name="P10">Badi mjog sterkir karakterar en hann er meira madur folksins</text:p>
        </text:list-item>
        <text:list-item>
          <text:p text:style-name="P11">Hann atlar ad lata verkfallid lenda a monnunum sem eru i verkfalli</text:p>
        </text:list-item>
        <text:list-item>
          <text:p text:style-name="P12">aoea</text:p>
        </text:list-item>
        <text:list-item>
          <text:p text:style-name="P13">Hann missti fotin a sjo. Johann keypti gerfifot handa honum en tegar hann for ad skipta um hlid var foturinn tekin af onum en tagra hann for aftur i lid med Johanni</text:p>
        </text:list-item>
        <text:list-item>
          <text:p text:style-name="P14">Salka Valka. Allir fara aftur ad vinna smam saman</text:p>
        </text:list-item>
        <text:list-item>
          <text:p text:style-name="P15"><text:span text:style-name="T16">Til ad bidja hana um ad set</text:span><text:span text:style-name="T17">ja pening i verkfallsjo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lli</meta:initial-creator>
    <dc:creator>Palli</dc:creator>
    <meta:creation-date>2017-03-06T13:23:00Z</meta:creation-date>
    <dc:date>2017-03-06T13:39:00Z</dc:date>
    <meta:template xlink:href="Normal" xlink:type="simple"/>
    <meta:editing-cycles>1</meta:editing-cycles>
    <meta:editing-duration>PT960S</meta:editing-duration>
    <meta:document-statistic meta:page-count="1" meta:paragraph-count="1" meta:word-count="130" meta:character-count="873" meta:row-count="6" meta:non-whitespace-character-count="744"/>
  </office:meta>
</office:document-meta>
</file>